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fr" fo:country="CH" style:font-name-asian="Droid Sans Fallback" style:font-name-complex="FreeSans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row table:style-name="ro1">
          <table:table-cell/>
          <table:table-cell office:value-type="string" calcext:value-type="string">
            <text:p>Cambridge</text:p>
          </table:table-cell>
          <table:table-cell office:value-type="string" calcext:value-type="string">
            <text:p>De Gruyter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Total</text:p>
          </table:table-cell>
          <table:table-cell table:formula="of:=CONCATENATE(&quot;|&quot;;[.A1];&quot;|&quot;;[.B1];&quot;|&quot;;[.C1];&quot;|&quot;;[.D1];&quot;|&quot;;[.E1];&quot;|&quot;;[.F1];&quot;|&quot;)" office:value-type="string" office:string-value="||Cambridge|De Gruyter|Oxford|Springer|Total|" calcext:value-type="string">
            <text:p>||Cambridge|De Gruyter|Oxford|Springer|Total|</text:p>
          </table:table-cell>
        </table:table-row>
        <table:table-row table:style-name="ro1">
          <table:table-cell office:value-type="string" calcext:value-type="string">
            <text:p>total number of articles in NL on 1.1.2017</text:p>
          </table:table-cell>
          <table:table-cell office:value-type="string" calcext:value-type="string">
            <text:p>1 mio</text:p>
          </table:table-cell>
          <table:table-cell office:value-type="string" calcext:value-type="string">
            <text:p>0.5 mio</text:p>
          </table:table-cell>
          <table:table-cell office:value-type="string" calcext:value-type="string">
            <text:p>2 mio</text:p>
          </table:table-cell>
          <table:table-cell office:value-type="string" calcext:value-type="string">
            <text:p>3.5 mio</text:p>
          </table:table-cell>
          <table:table-cell office:value-type="string" calcext:value-type="string">
            <text:p>7 mio</text:p>
          </table:table-cell>
          <table:table-cell table:formula="of:=CONCATENATE(&quot;|&quot;;[.A2];&quot;|&quot;;[.B2];&quot;|&quot;;[.C2];&quot;|&quot;;[.D2];&quot;|&quot;;[.E2];&quot;|&quot;;[.F2];&quot;|&quot;)" office:value-type="string" office:string-value="|total number of articles in NL on 1.1.2017|1 mio|0.5 mio|2 mio|3.5 mio|7 mio|" calcext:value-type="string">
            <text:p>|total number of articles in NL on 1.1.2017|1 mio|0.5 mio|2 mio|3.5 mio|7 mio|</text:p>
          </table:table-cell>
        </table:table-row>
        <table:table-row table:style-name="ro1">
          <table:table-cell office:value-type="string" calcext:value-type="string">
            <text:p>years available for open access</text:p>
          </table:table-cell>
          <table:table-cell office:value-type="string" calcext:value-type="string">
            <text:p>5 years embargo</text:p>
          </table:table-cell>
          <table:table-cell office:value-type="string" calcext:value-type="string">
            <text:p>-2015?</text:p>
          </table:table-cell>
          <table:table-cell office:value-type="string" calcext:value-type="string">
            <text:p>3 years embargo</text:p>
          </table:table-cell>
          <table:table-cell office:value-type="string" calcext:value-type="string">
            <text:p>1997-2011</text:p>
          </table:table-cell>
          <table:table-cell/>
          <table:table-cell table:formula="of:=CONCATENATE(&quot;|&quot;;[.A3];&quot;|&quot;;[.B3];&quot;|&quot;;[.C3];&quot;|&quot;;[.D3];&quot;|&quot;;[.E3];&quot;|&quot;;[.F3];&quot;|&quot;)" office:value-type="string" office:string-value="|years available for open access|5 years embargo|-2015?|3 years embargo|1997-2011||" calcext:value-type="string">
            <text:p>|years available for open access|5 years embargo|-2015?|3 years embargo|1997-2011||</text:p>
          </table:table-cell>
        </table:table-row>
        <table:table-row table:style-name="ro2">
          <table:table-cell office:value-type="string" calcext:value-type="string">
            <text:p>fulltexts deliverery</text:p>
          </table:table-cell>
          <table:table-cell office:value-type="string" calcext:value-type="string">
            <text:p>unclear, maybe only the swiss publications</text:p>
          </table:table-cell>
          <table:table-cell office:value-type="string" calcext:value-type="string">
            <text:p>done via FTP</text:p>
          </table:table-cell>
          <table:table-cell office:value-type="string" calcext:value-type="string">
            <text:p>on hard drive until March 30<text:span text:style-name="T1">th</text:span></text:p>
          </table:table-cell>
          <table:table-cell office:value-type="string" calcext:value-type="string">
            <text:p>on hard drive until March 30<text:span text:style-name="T1">th</text:span></text:p>
          </table:table-cell>
          <table:table-cell/>
          <table:table-cell table:formula="of:=CONCATENATE(&quot;|&quot;;[.A4];&quot;|&quot;;[.B4];&quot;|&quot;;[.C4];&quot;|&quot;;[.D4];&quot;|&quot;;[.E4];&quot;|&quot;;[.F4];&quot;|&quot;)" office:value-type="string" office:string-value="|fulltexts deliverery|unclear, maybe only the swiss publications|done via FTP|on hard drive until March 30th|on hard drive until March 30th||" calcext:value-type="string">
            <text:p>|fulltexts deliverery|unclear, maybe only the swiss publications|done via FTP|on hard drive until March 30th|on hard drive until March 30th||</text:p>
          </table:table-cell>
        </table:table-row>
        <table:table-row table:style-name="ro1">
          <table:table-cell office:value-type="string" calcext:value-type="string">
            <text:p>total number of pdf that will be delivered</text:p>
          </table:table-cell>
          <table:table-cell/>
          <table:table-cell office:value-type="string" calcext:value-type="string">
            <text:p>0.5 mio</text:p>
          </table:table-cell>
          <table:table-cell office:value-type="string" calcext:value-type="string">
            <text:p>2 mio</text:p>
          </table:table-cell>
          <table:table-cell office:value-type="string" calcext:value-type="string">
            <text:p>5 mio</text:p>
          </table:table-cell>
          <table:table-cell/>
          <table:table-cell table:formula="of:=CONCATENATE(&quot;|&quot;;[.A5];&quot;|&quot;;[.B5];&quot;|&quot;;[.C5];&quot;|&quot;;[.D5];&quot;|&quot;;[.E5];&quot;|&quot;;[.F5];&quot;|&quot;)" office:value-type="string" office:string-value="|total number of pdf that will be delivered||0.5 mio|2 mio|5 mio||" calcext:value-type="string">
            <text:p>|total number of pdf that will be delivered||0.5 mio|2 mio|5 mio||</text:p>
          </table:table-cell>
        </table:table-row>
        <table:table-row table:style-name="ro1">
          <table:table-cell office:value-type="string" calcext:value-type="string">
            <text:p>size (gezipped)</text:p>
          </table:table-cell>
          <table:table-cell office:value-type="string" calcext:value-type="string">
            <text:p>1 To ?</text:p>
          </table:table-cell>
          <table:table-cell office:value-type="string" calcext:value-type="string">
            <text:p>487 Go</text:p>
          </table:table-cell>
          <table:table-cell office:value-type="string" calcext:value-type="string">
            <text:p>~500 Go (estimation from Oxford)</text:p>
          </table:table-cell>
          <table:table-cell office:value-type="string" calcext:value-type="string">
            <text:p>5 To ?</text:p>
          </table:table-cell>
          <table:table-cell office:value-type="string" calcext:value-type="string">
            <text:p>Max 10 To</text:p>
          </table:table-cell>
          <table:table-cell table:formula="of:=CONCATENATE(&quot;|&quot;;[.A6];&quot;|&quot;;[.B6];&quot;|&quot;;[.C6];&quot;|&quot;;[.D6];&quot;|&quot;;[.E6];&quot;|&quot;;[.F6];&quot;|&quot;)" office:value-type="string" office:string-value="|size (gezipped)|1 To ?|487 Go|~500 Go (estimation from Oxford)|5 To ?|Max 10 To|" calcext:value-type="string">
            <text:p>|size (gezipped)|1 To ?|487 Go|~500 Go (estimation from Oxford)|5 To ?|Max 10 To|</text:p>
          </table:table-cell>
        </table:table-row>
        <table:table-row table:style-name="ro1">
          <table:table-cell office:value-type="string" calcext:value-type="string">
            <text:p>size (extracted)</text:p>
          </table:table-cell>
          <table:table-cell table:number-columns-repeated="4" office:value-type="string" calcext:value-type="string">
            <text:p>same</text:p>
          </table:table-cell>
          <table:table-cell/>
          <table:table-cell table:formula="of:=CONCATENATE(&quot;|&quot;;[.A7];&quot;|&quot;;[.B7];&quot;|&quot;;[.C7];&quot;|&quot;;[.D7];&quot;|&quot;;[.E7];&quot;|&quot;;[.F7];&quot;|&quot;)" office:value-type="string" office:string-value="|size (extracted)|same|same|same|same||" calcext:value-type="string">
            <text:p>|size (extracted)|same|same|same|same||</text:p>
          </table:table-cell>
        </table:table-row>
        <table:table-row table:style-name="ro1">
          <table:table-cell office:value-type="string" calcext:value-type="string">
            <text:p>Total number of publications with open access clause (inclusive embargoed)</text:p>
          </table:table-cell>
          <table:table-cell office:value-type="string" calcext:value-type="string">
            <text:p>~4500</text:p>
          </table:table-cell>
          <table:table-cell office:value-type="string" calcext:value-type="string">
            <text:p>~1000</text:p>
          </table:table-cell>
          <table:table-cell office:value-type="string" calcext:value-type="string">
            <text:p>~9000</text:p>
          </table:table-cell>
          <table:table-cell office:value-type="string" calcext:value-type="string">
            <text:p>~10’000</text:p>
          </table:table-cell>
          <table:table-cell office:value-type="string" calcext:value-type="string">
            <text:p>~25000</text:p>
          </table:table-cell>
          <table:table-cell table:formula="of:=CONCATENATE(&quot;|&quot;;[.A8];&quot;|&quot;;[.B8];&quot;|&quot;;[.C8];&quot;|&quot;;[.D8];&quot;|&quot;;[.E8];&quot;|&quot;;[.F8];&quot;|&quot;)" office:value-type="string" office:string-value="|Total number of publications with open access clause (inclusive embargoed)|~4500|~1000|~9000|~10’000|~25000|" calcext:value-type="string">
            <text:p>|Total number of publications with open access clause (inclusive embargoed)|~4500|~1000|~9000|~10’000|~25000|</text:p>
          </table:table-cell>
        </table:table-row>
        <table:table-row table:style-name="ro1">
          <table:table-cell office:value-type="string" calcext:value-type="string">
            <text:p>Number of publication that can be published open access on 1.1.2017</text:p>
          </table:table-cell>
          <table:table-cell office:value-type="string" calcext:value-type="string">
            <text:p>~3000</text:p>
          </table:table-cell>
          <table:table-cell office:value-type="string" calcext:value-type="string">
            <text:p>~1000</text:p>
          </table:table-cell>
          <table:table-cell office:value-type="string" calcext:value-type="string">
            <text:p>~8000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~20000</text:p>
          </table:table-cell>
          <table:table-cell table:formula="of:=CONCATENATE(&quot;|&quot;;[.A9];&quot;|&quot;;[.B9];&quot;|&quot;;[.C9];&quot;|&quot;;[.D9];&quot;|&quot;;[.E9];&quot;|&quot;;[.F9];&quot;|&quot;)" office:value-type="string" office:string-value="|Number of publication that can be published open access on 1.1.2017|~3000|~1000|~8000|same|~20000|" calcext:value-type="string">
            <text:p>|Number of publication that can be published open access on 1.1.2017|~3000|~1000|~8000|same|~20000|</text:p>
          </table:table-cell>
        </table:table-row>
        <table:table-row table:style-name="ro1">
          <table:table-cell office:value-type="string" calcext:value-type="string">
            <text:p>Size for the Swiss Publications</text:p>
          </table:table-cell>
          <table:table-cell table:number-columns-repeated="4"/>
          <table:table-cell office:value-type="string" calcext:value-type="string">
            <text:p>Max 100 Go</text:p>
          </table:table-cell>
          <table:table-cell table:formula="of:=CONCATENATE(&quot;|&quot;;[.A10];&quot;|&quot;;[.B10];&quot;|&quot;;[.C10];&quot;|&quot;;[.D10];&quot;|&quot;;[.E10];&quot;|&quot;;[.F10];&quot;|&quot;)" office:value-type="string" office:string-value="|Size for the Swiss Publications|||||Max 100 Go|" calcext:value-type="string">
            <text:p>|Size for the Swiss Publications|||||Max 100 Go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7P0"/>
    </number:currency-style>
    <number:percentage-style style:name="N108">
      <number:number number:decimal-places="3" loext:min-decimal-places="3" number:min-integer-digits="1"/>
      <number:text>%</number:text>
    </number:percentage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2:31:37.910144925</meta:creation-date>
    <dc:date>2017-03-22T19:14:44.937239050</dc:date>
    <meta:editing-duration>PT5H29M27S</meta:editing-duration>
    <meta:editing-cycles>2</meta:editing-cycles>
    <meta:generator>LibreOffice/5.1.4.2$Linux_X86_64 LibreOffice_project/10m0$Build-2</meta:generator>
    <meta:document-statistic meta:table-count="1" meta:cell-count="60" meta:object-count="0"/>
  </office:meta>
</office:document-meta>
</file>